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officeooo:paragraph-rsid="000c9186" fo:background-color="transparent" style:font-weight-asian="bold" style:font-weight-complex="bold"/>
    </style:style>
    <style:style style:name="P5" style:family="paragraph" style:parent-style-name="Standard">
      <style:paragraph-properties fo:text-align="justify" style:justify-single-word="false"/>
      <style:text-properties fo:font-weight="bold" officeooo:paragraph-rsid="000d15de" fo:background-color="transparent" style:font-weight-asian="bold" style:font-weight-complex="bold"/>
    </style:style>
    <style:style style:name="P6" style:family="paragraph" style:parent-style-name="Standard">
      <style:paragraph-properties fo:text-align="justify" style:justify-single-word="false"/>
      <style:text-properties fo:font-weight="bold" officeooo:paragraph-rsid="000f4648" fo:background-color="transparent" style:font-weight-asian="bold" style:font-weight-complex="bold"/>
    </style:style>
    <style:style style:name="P7" style:family="paragraph" style:parent-style-name="Standard">
      <style:paragraph-properties fo:text-align="justify" style:justify-single-word="false"/>
      <style:text-properties fo:font-weight="bold" officeooo:paragraph-rsid="0023e2a4" fo:background-color="transparent" style:font-weight-asian="bold" style:font-weight-complex="bold"/>
    </style:style>
    <style:style style:name="P8" style:family="paragraph" style:parent-style-name="Standard">
      <style:paragraph-properties fo:text-align="justify" style:justify-single-word="false"/>
      <style:text-properties fo:font-weight="bold" officeooo:paragraph-rsid="002bf18d" fo:background-color="transparent" style:font-weight-asian="bold" style:font-weight-complex="bold"/>
    </style:style>
    <style:style style:name="P9" style:family="paragraph" style:parent-style-name="Standard">
      <style:paragraph-properties fo:text-align="justify" style:justify-single-word="false"/>
      <style:text-properties fo:font-weight="bold" officeooo:paragraph-rsid="003ba2eb" fo:background-color="transparent" style:font-weight-asian="bold" style:font-weight-complex="bold"/>
    </style:style>
    <style:style style:name="P10" style:family="paragraph" style:parent-style-name="Standard">
      <style:paragraph-properties fo:text-align="justify" style:justify-single-word="false"/>
      <style:text-properties fo:font-weight="bold" officeooo:paragraph-rsid="003ef43e" fo:background-color="transparent" style:font-weight-asian="bold" style:font-weight-complex="bold"/>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paragraph-properties fo:text-align="justify" style:justify-single-word="false"/>
      <style:text-properties fo:font-weight="normal" officeooo:paragraph-rsid="000f4648" fo:background-color="transparent" style:font-weight-asian="normal" style:font-weight-complex="normal"/>
    </style:style>
    <style:style style:name="P13" style:family="paragraph" style:parent-style-name="Standard">
      <style:paragraph-properties fo:text-align="justify" style:justify-single-word="false"/>
      <style:text-properties fo:font-weight="normal" officeooo:paragraph-rsid="00205ea7" fo:background-color="transparent" style:font-weight-asian="normal" style:font-weight-complex="normal"/>
    </style:style>
    <style:style style:name="P14" style:family="paragraph" style:parent-style-name="Standard">
      <style:paragraph-properties fo:text-align="justify" style:justify-single-word="false"/>
      <style:text-properties fo:font-weight="normal" officeooo:paragraph-rsid="0020d1ca" fo:background-color="transparent" style:font-weight-asian="normal" style:font-weight-complex="normal"/>
    </style:style>
    <style:style style:name="P15" style:family="paragraph" style:parent-style-name="Standard">
      <style:paragraph-properties fo:text-align="justify" style:justify-single-word="false"/>
      <style:text-properties fo:font-weight="normal" officeooo:paragraph-rsid="0023e2a4" fo:background-color="transparent" style:font-weight-asian="normal" style:font-weight-complex="normal"/>
    </style:style>
    <style:style style:name="P16" style:family="paragraph" style:parent-style-name="Standard">
      <style:paragraph-properties fo:text-align="justify" style:justify-single-word="false"/>
      <style:text-properties fo:font-weight="normal" officeooo:paragraph-rsid="0027eb1c" fo:background-color="transparent" style:font-weight-asian="normal" style:font-weight-complex="normal"/>
    </style:style>
    <style:style style:name="P17" style:family="paragraph" style:parent-style-name="Standard">
      <style:paragraph-properties fo:text-align="justify" style:justify-single-word="false"/>
      <style:text-properties fo:font-weight="normal" officeooo:paragraph-rsid="002bf18d" fo:background-color="transparent" style:font-weight-asian="normal" style:font-weight-complex="normal"/>
    </style:style>
    <style:style style:name="P18" style:family="paragraph" style:parent-style-name="Standard">
      <style:paragraph-properties fo:text-align="justify" style:justify-single-word="false"/>
      <style:text-properties fo:font-weight="normal" officeooo:paragraph-rsid="003ba2eb" fo:background-color="transparent" style:font-weight-asian="normal" style:font-weight-complex="normal"/>
    </style:style>
    <style:style style:name="P19" style:family="paragraph" style:parent-style-name="Standard">
      <style:paragraph-properties fo:text-align="justify" style:justify-single-word="false"/>
      <style:text-properties fo:font-weight="normal" officeooo:paragraph-rsid="003ef43e" fo:background-color="transparent" style:font-weight-asian="normal" style:font-weight-complex="normal"/>
    </style:style>
    <style:style style:name="P20" style:family="paragraph" style:parent-style-name="Standard">
      <style:paragraph-properties fo:text-align="justify" style:justify-single-word="false"/>
      <style:text-properties fo:font-weight="normal" officeooo:paragraph-rsid="000f4648" fo:background-color="#00ffff" style:font-weight-asian="normal" style:font-weight-complex="normal"/>
    </style:style>
    <style:style style:name="P21" style:family="paragraph" style:parent-style-name="Standard">
      <style:paragraph-properties fo:text-align="justify" style:justify-single-word="false"/>
      <style:text-properties fo:font-weight="normal" officeooo:paragraph-rsid="0027eb1c" fo:background-color="#00ffff" style:font-weight-asian="normal" style:font-weight-complex="normal"/>
    </style:style>
    <style:style style:name="P22" style:family="paragraph" style:parent-style-name="Standard">
      <style:paragraph-properties fo:text-align="justify" style:justify-single-word="false"/>
      <style:text-properties fo:font-weight="normal" officeooo:paragraph-rsid="002bf18d" fo:background-color="#00ffff"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d15de" style:font-weight-asian="normal" style:font-weight-complex="normal"/>
    </style:style>
    <style:style style:name="T3" style:family="text">
      <style:text-properties fo:font-weight="normal" officeooo:rsid="000dc899" style:font-weight-asian="normal" style:font-weight-complex="normal"/>
    </style:style>
    <style:style style:name="T4" style:family="text">
      <style:text-properties fo:font-weight="normal" officeooo:rsid="000f4648" style:font-weight-asian="normal" style:font-weight-complex="normal"/>
    </style:style>
    <style:style style:name="T5" style:family="text">
      <style:text-properties fo:font-weight="normal" fo:background-color="#ffff00" loext:char-shading-value="0" style:font-weight-asian="normal" style:font-weight-complex="normal"/>
    </style:style>
    <style:style style:name="T6" style:family="text">
      <style:text-properties fo:font-weight="normal" fo:background-color="#ffff00" loext:char-shading-value="0" style:font-weight-asian="normal" style:font-weight-complex="normal"/>
    </style:style>
    <style:style style:name="T7" style:family="text">
      <style:text-properties fo:font-weight="normal" officeooo:rsid="000f4648" fo:background-color="#ffff00" loext:char-shading-value="0" style:font-weight-asian="normal" style:font-weight-complex="normal"/>
    </style:style>
    <style:style style:name="T8" style:family="text">
      <style:text-properties fo:font-weight="normal" officeooo:rsid="000dc899" fo:background-color="#ffff00" loext:char-shading-value="0" style:font-weight-asian="normal" style:font-weight-complex="normal"/>
    </style:style>
    <style:style style:name="T9" style:family="text">
      <style:text-properties fo:font-weight="normal" fo:background-color="transparent" loext:char-shading-value="0" style:font-weight-asian="normal" style:font-weight-complex="normal"/>
    </style:style>
    <style:style style:name="T10" style:family="text">
      <style:text-properties fo:background-color="#00ffff" loext:char-shading-value="0"/>
    </style:style>
    <style:style style:name="T11" style:family="text">
      <style:text-properties officeooo:rsid="003a858c" fo:background-color="#00ffff" loext:char-shading-value="0"/>
    </style:style>
    <style:style style:name="T12" style:family="text">
      <style:text-properties officeooo:rsid="003b246e" fo:background-color="#00ffff" loext:char-shading-value="0"/>
    </style:style>
    <style:style style:name="T13" style:family="text">
      <style:text-properties officeooo:rsid="003ba2eb" fo:background-color="#00ffff" loext:char-shading-value="0"/>
    </style:style>
    <style:style style:name="T14" style:family="text">
      <style:text-properties fo:background-color="transparent" loext:char-shading-value="0"/>
    </style:style>
    <style:style style:name="T15" style:family="text">
      <style:text-properties officeooo:rsid="001a3af9" fo:background-color="transparent" loext:char-shading-value="0"/>
    </style:style>
    <style:style style:name="T16" style:family="text">
      <style:text-properties officeooo:rsid="001a726d" fo:background-color="transparent" loext:char-shading-value="0"/>
    </style:style>
    <style:style style:name="T17" style:family="text">
      <style:text-properties fo:background-color="#ff4500" loext:char-shading-value="0"/>
    </style:style>
    <style:style style:name="T18" style:family="text">
      <style:text-properties officeooo:rsid="0023e2a4" fo:background-color="#ff4500" loext:char-shading-value="0"/>
    </style:style>
    <style:style style:name="T19" style:family="text">
      <style:text-properties officeooo:rsid="001557fd"/>
    </style:style>
    <style:style style:name="T20" style:family="text">
      <style:text-properties officeooo:rsid="0018d8a2"/>
    </style:style>
    <style:style style:name="T21" style:family="text">
      <style:text-properties officeooo:rsid="00194a92"/>
    </style:style>
    <style:style style:name="T22" style:family="text">
      <style:text-properties officeooo:rsid="002bf18d"/>
    </style:style>
    <style:style style:name="T23" style:family="text">
      <style:text-properties officeooo:rsid="003a858c"/>
    </style:style>
    <style:style style:name="T24" style:family="text">
      <style:text-properties officeooo:rsid="003b246e"/>
    </style:style>
    <style:style style:name="T25" style:family="text">
      <style:text-properties style:text-position="sub 58%"/>
    </style:style>
    <style:style style:name="T26" style:family="text">
      <style:text-properties officeooo:rsid="003ef4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 solo paso, un enfoque general para la selección genómica</text:p>
      <text:p text:style-name="P11"/>
      <text:p text:style-name="P2">1. INTRODUCCIÓN: BREVE EXCURSIÓN EN MÉTODOS DE EVALUACIÓN GENÓMICA</text:p>
      <text:p text:style-name="P11"/>
      <text:p text:style-name="P2">1.1 Información del marcador</text:p>
      <text:p text:style-name="P2"><text:span text:style-name="T1"/></text:p>
      <text:p text:style-name="P2"><text:span text:style-name="T6">El progreso genético por selección y apareamiento se basa en la predicción de la capacidad de los padres para criar los descendientes más eficientes. Este proceso de predicción se denomina evaluación o predicción genética. La evaluación genética en plantas y ganado se ha basado, durante el último siglo, en el uso de fenotipos en los rasgos de interés, junto con el pedigrí. En la mayoría de los casos, estas evaluaciones ignoran la base física de la herencia, es decir, el ADN, y utilizan una representación conceptual simplificada de la transmisión de información genética de padres a hijos; es decir, cada padre transmite en promedio la mitad de su constitución genética, asociada con un muestreo desconocido conocido como muestreo mendeliano. Los desarrollos técnicos recientes permiten avanzar en la biología y observar el genoma en forma de polimorfismos de un solo nucleótido, conocidos como marcadores SNP. Estos marcadores representan, de manera incompleta, las diferencias entre el ADN heredado por dos individuos. Se pueden utilizar de múltiples formas; en esta sección presentaremos muy brevemente cómo se usan típicamente en la evaluación genética (o predicción o estimación de valores genéticos: EBV en adelante) en un marco paramétrico. La mayoría de las evaluaciones genómicas siguen el principio de estimar la expectativa condicional del valor genético en vista de toda la información, que tiene propiedades óptimas si se cumplen los supuestos del modelo (por ejemplo, Fernando y Gianola 1986). Este paradigma (paramétrico) ha sido extremadamente fructífero durante las últimas décadas, permitiendo el desarrollo de BLUP, REML, estimadores bayesianos y proporcionando un marco coherente para resolver muchos problemas aplicados en la cría de animales (por ejemplo, Gianola y Fernando, 1986).</text:span></text:p>
      <text:p text:style-name="P3"><text:span text:style-name="T1"/></text:p>
      <text:p text:style-name="P2"><text:span text:style-name="T9">La noción de predicción o estimación de efectos aleatorios está ausente en muchos libros de texto estadísticos (pero verifique, por ejemplo, Casella y Berger (1990)). Sin embargo, ya se ha tratado como Smith (1936) con referencias clave, p. Ej. en Cochran (1951), Henderson (1973) o Fernando y Gianola (1986).</text:span><text:span text:style-name="T6"> Con base en esos autores, el modelo de predicción "correcto" consiste en anotar la asociación estadística entre fenotipos y valores genéticos, y luego derivar los EBV a partir de la distribución condicional de valores genéticos dados los fenotipos.</text:span></text:p>
      <text:p text:style-name="P2"><text:span text:style-name="T6"/></text:p>
      <text:p text:style-name="P4">1.2 Regresión bayesiana</text:p>
      <text:p text:style-name="P4"><text:span text:style-name="T1"/></text:p>
      <text:p text:style-name="P5"><text:span text:style-name="T1">Por lo general, en las predicciones genómicas, los fenotipos de una población se consideran una función de los valores genéticos, y el valor genético de los individuos, “</text:span>u”<text:span text:style-name="T1"> (o parte de él) se descompone en una suma de efectos </text:span><text:span text:style-name="T2">de</text:span><text:span text:style-name="T1"> marcadores “</text:span>a”<text:span text:style-name="T1"> (p. Ej., Meuwissen et al., 2001; VanRaden, 2008). Estos efectos de marcador se suman según el genotipo del individuo, codificado como (0,1,2) para los genotipos (AA,Aa,aa). En notación matricial u = Ma. </text:span><text:span text:style-name="T5">De ello se deduce que una forma de estimar los valores genéticos es estimar los efectos de los marcadores y luego usar u = Ma. Para estimar los efectos de los marcadores, es necesario asumir una distribución previa para ellos. El proceso de estimación de los efectos de los marcadores utilizando el modelo estadístico para los fenotipos p (y|a) y el anterior para los marcadores p(a) se denomina a menudo Regresión Bayesiana sobre marcadores. Una decisión difícil es la elección de los marcadores a priori. Una extensa literatura sobre el tema muestra un valor mejorado, para algunos rasgos y poblaciones, de distribuciones a priori de “cola pesada” (por ejemplo, VanRaden et al., 2009).</text:span></text:p>
      <text:p text:style-name="P5"><text:span text:style-name="T5"/></text:p>
      <text:p text:style-name="P5">1.3 RR-BLUP o GBLUP</text:p>
      <text:p text:style-name="P5"><text:soft-page-break/><text:span text:style-name="T1"/></text:p>
      <text:p text:style-name="P6"><text:span text:style-name="T5">Si se asume la normalidad multivariante para el efecto de los marcadores, suceden cosas interesantes en los desarrollos algebraicos. La primera es que la Regresión Bayesiana se convierte en lo que se llama RR-BLUP (o SNP-BLUP). El segundo es la existencia de formas cerradas para los estimadores RR-BLUP de los efectos de los marcadores, en la forma de Ecuaciones de modelos mixtos de Henderson; Estos estimadores simplifican enormemente los cálculos y se pueden ampliar fácilmente, p. ej. para situaciones de rasgos múltiples. El tercero es la existencia de un modelo equivalente, en el que los valores genéticos (y no los efectos de los marcadores) se calculan directamente mediante las ecuaciones del modelo mixto de Henderson utilizando una matriz de covarianza</text:span><text:span text:style-name="T1"> Var (u) = ZdaZ' (VanRaden, 2008), donde Z = M - 2P <text:s/>y P contiene </text:span><text:span text:style-name="T3">pk</text:span><text:span text:style-name="T1">, las frecuencias alélicas de los marcadores. </text:span><text:span text:style-name="T5">A esto se le suele llamar GBLUP.</text:span><text:span text:style-name="T1"> En el caso más común se asume que Var(a) = Da = Iσu2/2Σp</text:span><text:span text:style-name="T3">k</text:span><text:span text:style-name="T1">q</text:span><text:span text:style-name="T3">k</text:span><text:span text:style-name="T1">, donde σu2 es la varianza genética, de modo que Var(a) </text:span><text:span text:style-name="T4">= σu2G donde </text:span><text:span text:style-name="T7">G = ZZ’/2Σp</text:span><text:span text:style-name="T8">k</text:span><text:span text:style-name="T7">q</text:span><text:span text:style-name="T8">k</text:span><text:span text:style-name="T5">. Esto se denomina matriz de relaciones genómicas y con frecuencia</text:span><text:span text:style-name="T1"> se hará referencia a ella más adelante. Las propiedades de G para las poblaciones en equilibrio Hardy-Weinberg son una diagonal promedio de 1 y una diagonal fuera de la diagonal promedio de 0. </text:span><text:span text:style-name="T5">La evaluación genómica usando G (GBLUP) da los mismos valores de reproducción estimados que un RR-BLUP basado en marcadores y tiene el adicional ventaja de encajar muy bien en desarrollos antiguos (por ejemplo, para múltiples rasgos) y software actual. Una característica interesante de la matriz de relaciones genómicas es que puede verse como un estimador "mejorado" de relaciones basadas en marcadores en lugar de pedigríes</text:span><text:span text:style-name="T1"> (VanRaden, 2008; Hayes et al., 2009), y está estrechamente relacionada con estimadores de relaciones basadas en sobre marcadores utilizados en genética de conservación (Ritland, 1996; Toro et al., 2011).</text:span></text:p>
      <text:p text:style-name="P6"><text:span text:style-name="T1"/></text:p>
      <text:p text:style-name="P6"><text:span text:style-name="T1">2. </text:span>EL PROBLEMA DE LA FALTA DE GENOTIPOS Y EL USO DE PSEUDO-DATOS</text:p>
      <text:p text:style-name="P12"/>
      <text:p text:style-name="P12"><text:span text:style-name="T10">Genotipar un individuo es un proceso costoso que también requiere la disponibilidad de una muestra biológica. Por lo tanto, en la mayoría de las poblaciones se han genotipado los animales más recientes o los más representativos (p. Ej., Toros en ganado lechero). Algunos individuos son genotipados con chips de baja densidad que genotipifican solo algunos marcadores. A partir de estos, los genotipos en todos los marcadores se pueden imputar de manera eficiente (por ejemplo, VanRaden et al., 2012) y consideraremos estos individuos como genotipados. Un individuo no genotipado es aquel para el que no hay genotipo en ningún loci. Por lo tanto, los métodos para la predicción genómica descritos anteriormente no se pueden aplicar directamente, ya que a menudo no existe un fenotipo para el individuo genotipado y viceversa; esto es particularmente cierto para los rasgos de sexo limitado (producción de leche, fertilidad, prolificidad). Aunque podría usarse un modelo de padre, esto ignora la selección en el lado femenino y no produce los EBV de las hembras. Por tanto, los criadores de animales han utilizado pseudodatos o pseudo-fenotipos. Un pseudofenotipo es una proyección de los fenotipos de individuos cercanos al genotipado.</text:span> En ganado lechero y ovino, los pseudo-fenotipos que se utilizan típicamente son los rendimientos de las hijas corregidas (desviaciones del rendimiento de las hijas, VanRaden y Wiggans, 1991), mientras que en otras especies se utilizan a menudo pruebas no progresadas, con una variedad de ajustes ad hoc (Garrick et al., 2009; Ricard et al., 2013).</text:p>
      <text:p text:style-name="P12"/>
      <text:p text:style-name="P20">Por lo tanto, este proceso es torpe y lo llamamos paso múltiple. Primero se realiza una evaluación genética regular basada en el pedigrí y sus resultados se utilizan para crear pseudo-<text:span text:style-name="T19">rendimientos</text:span>. Luego, se utiliza un modelo de evaluación genómica. Esto da como resultado pérdidas de información, inexactitudes y sesgos, cuya importancia depende de la especie y el conjunto de datos. Hay varios problemas posibles:</text:p>
      <text:p text:style-name="P20"/>
      <text:p text:style-name="P20">1. La información de un pariente cercano se ignora en la predicción genómica, por ejemplo, la madre de un toro si esta madre tiene fenotipo pero no genotipo.</text:p>
      <text:p text:style-name="P20"><text:soft-page-break/>2. La información de un pariente cercano se ignora en la creación de pseudo-fenotipos, por ejemplo, un padre no genotipado. Esto es grave si la progenie del individuo genotipado es escasa y, por lo tanto, los fenotipos parentales son informativos (ver Ricard et al. (2013) para una discusión en una solicitud de caballo).</text:p>
      <text:p text:style-name="P20">3. A menos que las estimaciones de los efectos ambientales sean perfectas, las covarianzas entre pseudofenotipos no se modelan correctamente. Por ejemplo, las desviaciones de rendimiento de dos vacas no emparentadas en el mismo hato estarán correlacionadas (por ejemplo, si se subestima el efecto del rebaño, ambas estarán sesgadas hacia arriba). Esto se ignora en el modelo genómico, que actúa como si los pseudo-fenotipos estuvieran perfectamente limpios de errores ambientales.</text:p>
      <text:p text:style-name="P20">4. Muchos parámetros clave son difíciles de obtener. Uno de ellos son las precisiones de pseudofenotipos, que en la mayoría de los casos son aproximaciones <text:span text:style-name="T20">generales.</text:span></text:p>
      <text:p text:style-name="P20">5. No hay <text:span text:style-name="T21">retroalimentación</text:span>. Una estimación mejorada del valor de reproducción del animal genotipado debería incluirse en la evaluación genética regular basada en el pedigrí y mejorar su precisión global.</text:p>
      <text:p text:style-name="P20">6. Cuando se aplica la selección genómica, los animales se seleccionan como padres en función de su genotipo conocido. La implicación es que cuando los fenotipos se obtienen de un esquema que ha utilizado la selección genómica, la evaluación basada en el pedigrí se vuelve sesgada y ya no es apropiada (Patry y Ducrocq, 2011). Por lo tanto, los enfoques actuales para construir pseudo-fenotipos también se volverán inapropiados debido a problemas de sesgo.</text:p>
      <text:p text:style-name="P20">7. El proceso es extremadamente difícil de generalizar. Por ejemplo, la generalización de múltiples rasgos de los pseudo-fenotipos es básicamente inexistente, y los pseudofenotipos de los rasgos maternos dan como resultado predicciones de múltiples pasos mucho menos precisas (Lourenco et al., 2013).</text:p>
      <text:p text:style-name="P20"/>
      <text:p text:style-name="P20"><text:span text:style-name="T14">Algunos de estos </text:span><text:span text:style-name="T16">defectos</text:span><text:span text:style-name="T14"> se pueden paliar. VanRaden y col. (2009) utilizaron un índice de selección para agregar a posteriori información de </text:span><text:span text:style-name="T15">madres</text:span><text:span text:style-name="T14"> no genotipadas a evaluaciones genómicas de toros. Los procedimientos de creación de pseudo-fenotipos se pueden refinar una y otra vez, y en el ganado lechero dan como resultado predicciones muy precisas, tan precisas como Single Step (Aguilar et al., 2010). En otras especies, la idoneidad de los procedimientos de pasos múltiples varía más. Sin embargo,</text:span> la existencia de estos problemas requiere un procedimiento unificado para la predicción del valor genético. Este documento describirá un procedimiento de este tipo: el paso único.</text:p>
      <text:p text:style-name="P20"/>
      <text:p text:style-name="P6">3. DESARROLLO DEL MÉTODO DE UN PASO PARA LA EVALUACIÓN GENÓMICA</text:p>
      <text:p text:style-name="P12"/>
      <text:p text:style-name="P12">Legarra y col. (2009) y Christensen y Lund (2010) desarrollaron en paralelo la teoría básica del Single Step. Partieron de dos puntos de vista de alguna manera diferentes que resultaron dar como resultado la misma formulación, y presentaremos ambos desarrollos, comenzando por el último.</text:p>
      <text:p text:style-name="P12"/>
      <text:p text:style-name="P6">3.1 El paso único como "imputación" de genotipos faltantes</text:p>
      <text:p text:style-name="P12"/>
      <text:p text:style-name="P12">Hasta cierto punto, los genotipos faltantes pueden deducirse de los genotipos existentes, por ejemplo, una madre con un padre AA que produce una descendencia Aa es necesariamente portadora de un alelo a. En teoría estadística, una forma de lidiar con la información faltante es aumentar el modelo con esta información faltante (por ejemplo, Tanner y Wong, 1987). Esta información faltante debe inferirse de los otros datos y debe considerarse su distribución conjunta. <text:span text:style-name="T10">Esto significa que una "mejor estimación" de la información faltante en vista de los datos observados, como sugirieron Hickey et al. (2012), que imputaron genotipos para la población completa no genotipada, no es lo suficientemente correcto.</text:span> Incluso si se considera la incertidumbre de las “suposiciones” individuales, la incertidumbre entre individuos es extremadamente difícil de determinar o de manejar.</text:p>
      <text:p text:style-name="P12"><text:soft-page-break/></text:p>
      <text:p text:style-name="P13">Un ejemplo puede aclarar este punto. Suponga un pedigrí complejo muy largo y la generación final genotipada para un locus, con frecuencia alélica p = frecuencia(a). Debido a que solo tiene una generación con genotipos y al pedigrí largo y complejo, las mejores conjeturas de genotipos en los animales base serán casi idénticas e iguales a 2p, para todos los individuos. Por lo tanto, utilizando la “mejor estimación” del genotipo sin tener en cuenta la incertidumbre, todos los individuos de la población base serán tratados por la evaluación genómica como idénticos, lo que los obligará a tener el mismo valor genético estimado, lo cual es paradójico. Para cada individuo, la incertidumbre se puede evaluar observando que la distribución de genotipos en este caso es aproximadamente AA (con probabilidad 2q), Aa (con probabilidad 2pq) y aa (con probabilidad 2p), pero la distribución conjunta de genotipos para los individuos de la población base es mucho más difícil de caracterizar. En principio, la incorporación de la incertidumbre se puede realizar muestreando todas las configuraciones genotípicas posibles de todos los individuos, p. Ej. por un procedimiento de muestreo de Gibbs (por ejemplo, Abraham et al., 2007), pero esto es computacionalmente inviable para datos del tamaño utilizado en evaluaciones genéticas prácticas.</text:p>
      <text:p text:style-name="P13"/>
      <text:p text:style-name="P14"><text:span text:style-name="T17">Christensen y Lund (2010) consideraron el problema de la siguiente manera. Su objetivo era crear una extensión de la matriz de relaciones genómicas a animales no genotipados. Siguiendo una idea de Gengler et al. (2007), trataron los genotipos como rasgos cuantitativos. Esto tiene sentido porque los genotipos son cuantitativos (0/1/2) y siguen transmisiones mendelianas.</text:span> Por lo tanto, la covarianza de los genotipos z de dos individuos i y j se describe por su relación, es decir, Cov(zi,zj) = Aij2pq (por ejemplo, Cockerham, 1969). <text:span text:style-name="T17">Esto es menos informativo que considerar el genotipo como una unión de dos entidades discretas que siguen las reglas mendelianas (por ejemplo, a veces podemos deducir exactamente un genotipo de parientes cercanos) pero hace que el problema sea analíticamente tratable para todos los casos.</text:span></text:p>
      <text:p text:style-name="P14"/>
      <text:p text:style-name="P15"><text:span text:style-name="T17">Christensen y Lund (2010) comenzaron por inferir la matriz de relación genómica para todos los animales utilizando genotipos inferidos (imputados) para animales no genotipados; estos pueden obtenerse simplemente como </text:span><text:span text:style-name="T18">Z1 = A12A22-1Z2</text:span><text:span text:style-name="T17">, donde 1 y 2 representan animales no genotipados y genotipados, respectivamente. Esto proporciona la "mejor suposición" de genotipos. Sin embargo, la teoría de los datos faltantes requiere la distribución conjunta de estos genotipos "adivinados". Suponiendo que la normalidad multivariada se cumple para los genotipos (esto es una aproximación, pero muy buena cuando se consideran muchos genotipos), la "mejor estimación" es </text:span><text:span text:style-name="T18">E(Z1|Z2) = Z1</text:span><text:span text:style-name="T17">, y la varianza condicional que expresa la incertidumbre acerca de la "suposición" es </text:span><text:span text:style-name="T18">VAR(Z1|Z2) = (A11-A12A22-1A21)V</text:span><text:span text:style-name="T17"> donde V contiene 2 pkqk (donde </text:span><text:span text:style-name="T18">qk = 1-pk</text:span><text:span text:style-name="T17">) en la diagonal. Estos dos resultados se pueden combinar para obtener las relaciones genómicas aumentadas deseadas</text:span>. Por ejemplo, para los animales no genotipados,</text:p>
      <text:p text:style-name="P15"/>
      <text:p text:style-name="P15">….</text:p>
      <text:p text:style-name="P15"/>
      <text:p text:style-name="P15">asumiendo que G es invertible (esto se tratará más adelante). <text:span text:style-name="T17">Por lo tanto, mediante el uso de un aumento de datos algebraicos de los genotipos faltantes, Christensen y Lund (2010) derivaron una expresión simple para una matriz de relación genómica aumentada y su inversa, sin la necesidad de aumentar explícitamente, o "adivinar", todos los genotipos para todos los no- animales genotipados.</text:span></text:p>
      <text:p text:style-name="P15"/>
      <text:p text:style-name="P7">3.2 El paso único como actualización bayesiana de la matriz de relaciones</text:p>
      <text:p text:style-name="P15"/>
      <text:p text:style-name="P16"><text:span text:style-name="T10">Legarra y col. (2009) llegó a las mismas expresiones que Christensen y Lund (2010) de manera diferente. También consideraron cómo construir una matriz de relaciones extendida. Sin embargo, en </text:span><text:soft-page-break/><text:span text:style-name="T10">lugar de tratar con marcadores individuales, se ocuparon de valores genéticos generales que se pueden escribir como u2 = Z2a. Razonaron de la siguiente manera. Antes de la observación de los marcadores, la distribución conjunta de los valores genéticos (asumiendo una varianza genética de 1 para simplificar la notación) es normal multivariante</text:span></text:p>
      <text:p text:style-name="P21"/>
      <text:p text:style-name="P21">….</text:p>
      <text:p text:style-name="P21"/>
      <text:p text:style-name="P21">Después de observar los marcadores, esta matriz de covarianza cambiará. La distribución conjunta anterior se puede dividir en el producto de una densidad marginal y una condicional; es decir.</text:p>
      <text:p text:style-name="P21"/>
      <text:p text:style-name="P21">….</text:p>
      <text:p text:style-name="P21"/>
      <text:p text:style-name="P22">O, en otros términos, <text:span text:style-name="T22">u1 = A12A22-1u2+ε</text:span>, donde ε y u2 son independientes, y <text:span text:style-name="T22">Var(ε)=su2(A11-A12A22-1A21).</text:span></text:p>
      <text:p text:style-name="P22"/>
      <text:p text:style-name="P22">Como se discutió anteriormente, en presencia de genotipos marcadores, la matriz de relaciones genómicas puede considerarse completamente informativa sobre las relaciones de los individuos, sin la necesidad de recurrir al pedigrí o al conocimiento de individuos no genotipados anteriores o futuros. Por lo tanto, después de observar los genotipos marcadores</text:p>
      <text:p text:style-name="P22"/>
      <text:p text:style-name="P22">….</text:p>
      <text:p text:style-name="P22"/>
      <text:p text:style-name="P22">Los genotipos marcadores influyen indirectamente en las relaciones entre individuos no genotipados y las relaciones entre individuos no genotipados y genotipados. Suponiendo que estas relaciones solo están influenciadas por genotipos marcadores a través de las relaciones genómicas entre individuos genotipados, y asumiendo que la distribución estadística está determinada por estas relaciones, se puede escribir que</text:p>
      <text:p text:style-name="P22"/>
      <text:p text:style-name="P22">….</text:p>
      <text:p text:style-name="P22"/>
      <text:p text:style-name="P22">Por lo tanto, la distribución conjunta de los valores genéticos después de observar los marcadores es:</text:p>
      <text:p text:style-name="P22"/>
      <text:p text:style-name="P22">….</text:p>
      <text:p text:style-name="P22"/>
      <text:p text:style-name="P22">A partir de estos resultados, las expresiones para la covarianza de los valores genéticos son inmediatas. Por ejemplo, ..., donde la parte que involucra a G es la variabilidad asociada a la media condicional de los valores genéticos de individuos no genotipados dado el genotipo unos; y la segunda parte es la variabilidad más allá de esta media condicional. Finalmente, el resultado</text:p>
      <text:p text:style-name="P22"/>
      <text:p text:style-name="P22">….</text:p>
      <text:p text:style-name="P22"/>
      <text:p text:style-name="P22">se obtiene, en pleno acuerdo con Christensen y Lund (2010). La razón de este acuerdo es que en ambos casos una suposición central es que la influencia de los genotipos marcadores en los individuos no genotipados es a través de relaciones determinadas por la matriz de relaciones del numerador A.</text:p>
      <text:p text:style-name="P22"/>
      <text:p text:style-name="P8">3.3 Propiedades genéticas de la matriz de relaciones extendida</text:p>
      <text:p text:style-name="P17"/>
      <text:p text:style-name="P17"><text:span text:style-name="T10">La matriz H anterior puede verse como una modificación de las relaciones de pedigrí regulares para adaptarse a las relaciones genómicas. Por ejemplo, los individuos aparentemente no emparentados </text:span><text:soft-page-break/><text:span text:style-name="T10">aparecerán como emparentados en H si sus descendientes están emparentados en G. En consecuencia, dos descendientes de individuos que están emparentados en G estarán emparentados en H, incluso si el pedigrí no está de acuerdo.</text:span> De hecho, se ha sugerido (Sun et al., 2013) utilizar H en los programas de apareamiento para evitar la endogamia.</text:p>
      <text:p text:style-name="P17"/>
      <text:p text:style-name="P22">Contrariamente a la intuición común de BLUP o GBLUP, los animales genotipados sin fenotipo o descendientes no pueden eliminarse de la matriz H. La razón es que (a menos que ambos padres estén genotipados) estos animales potencialmente modifican la relación de pedigrí entre otros animales, posiblemente notablemente sus padres. Por ejemplo, imagine dos medios hermanos, descendientes de un padre emparejado con dos vacas no emparentadas y no genotipadas. Si estos dos medios hermanos son prácticamente idénticos, H incluirá esta información y las vacas se harán emparentadas (incluso idénticas) en H.</text:p>
      <text:p text:style-name="P17"/>
      <text:p text:style-name="P8">3.4 BLUP genómico de un solo paso</text:p>
      <text:p text:style-name="P17"/>
      <text:p text:style-name="P17"><text:span text:style-name="T10">Debido a que la matriz de relación de un solo paso proporciona una matriz de relación H explícita y bastante escasa (inversa), su aplicación a la evaluación genómica es inmediata. Una especificación completa de Single Step Genomic BLUP asume el siguiente modelo:</text:span></text:p>
      <text:p text:style-name="P17"><text:span text:style-name="T10"/></text:p>
      <text:p text:style-name="P17"><text:span text:style-name="T10">….</text:span></text:p>
      <text:p text:style-name="P17"><text:span text:style-name="T10"/></text:p>
      <text:p text:style-name="P17"><text:span text:style-name="T10">con H y su inverso como se muestra arriba. La lógica de BLUP (Henderson, 1973 y muchas otras publicaciones) se mantiene y el único cambio es usar H en lugar de la matriz de relación del numerador. Las predicciones genómicas que estiman simultáneamente todos los valores genéticos y utilizan toda la información disponible son, para el caso de rasgo único, las soluciones a las ecuaciones del modelo mixto (por ejemplo, Aguilar et al., 2010; Christensen y Lund, 2010):</text:span></text:p>
      <text:p text:style-name="P17"><text:span text:style-name="T10"/></text:p>
      <text:p text:style-name="P17"><text:span text:style-name="T10">….</text:span></text:p>
      <text:p text:style-name="P17"><text:span text:style-name="T10"/></text:p>
      <text:p text:style-name="P17"><text:span text:style-name="T10">Tenga en cuenta que cualquier formulación que use la matriz de relación A puede usar H en su lugar y, por lo tanto, también hay REML y Gibbs de un solo paso, por ejemplo, en Legarra et al. (2011a) y Forni et al. (2011).</text:span></text:p>
      <text:p text:style-name="P17"><text:span text:style-name="T10"/></text:p>
      <text:p text:style-name="P8">6. PUNTOS OBSCUROS Y LÍMITES</text:p>
      <text:p text:style-name="P8"/>
      <text:p text:style-name="P8">6.1 Tratamiento del <text:span text:style-name="T23">ligamiento</text:span></text:p>
      <text:p text:style-name="P8"/>
      <text:p text:style-name="P18"><text:span text:style-name="T10">Los marcadores están físicamente </text:span><text:span text:style-name="T11">lig</text:span><text:span text:style-name="T10">ados y su co-ocurrencia está correlacionada. Sin embargo, la mayoría de los modelos de predicción genómica, incluidas las regresiones bayesianas y el paso único, suponen que los marcadores no están </text:span><text:span text:style-name="T12">ligados.</text:span><text:span text:style-name="T10"> Además, la matriz A basada en el pedigrí también asume que los loci </text:span><text:span text:style-name="T13">no</text:span><text:span text:style-name="T10"> están </text:span><text:span text:style-name="T13">ligados</text:span><text:span text:style-name="T10">.</text:span> Meuwissen y col. (2011) sugirió una matriz H modificada en la que las relaciones de pedigrí no se incluirían utilizando las relaciones de pedigrí A, sino utilizando G<text:span text:style-name="T25">FG</text:span>, la matriz de covarianza de Fernando y Grossmann (1989) utilizando el pedigrí y marcadores. Este último se calcularía mediante peeling iterativo, produciendo relaciones para todos los individuos, genotipados o no. Este procedimiento proporciona, en principio, una matriz de relaciones más precisa y, por lo tanto, debería dar como resultado evaluaciones de un solo paso más precisas. Sin embargo, el alcance de esta precisión adicional no se ha evaluado en simulaciones realistas (por ejemplo, con genomas grandes y una gran cantidad de animales) o en conjuntos de datos de la vida real y se desconoce cómo este método escala a grandes pedigríes.</text:p>
      <text:p text:style-name="P18"><text:soft-page-break/></text:p>
      <text:p text:style-name="P9">6.2 Convergencia de solucionadores.</text:p>
      <text:p text:style-name="P18"/>
      <text:p text:style-name="P19">La tasa de convergencia con un solo paso regular cuando se resuelve mediante la iteración P<text:span text:style-name="T25">CG</text:span> depende de la especie. La tasa es similar a BLUP y no plantea ningún problema con el pedigrí completo y una población base uniforme (por ejemplo, pollo). La tasa también es buena con animales genotipados de alta precisión (toros lecheros). La tasa puede ser baja con modelos complejos cuando el pedigrí contiene muchas generaciones de animales sin fenotipos. En tal caso, restringir el pedigrí a menos animales viejos mejora la tasa. La baja tasa de convergencia en algunos modelos se debe a la incompatibilidad entre G y A22 cuando en el pedigrí faltan animales a lo largo de generaciones (Misztal et al., 2013). Cuando G se escala para un A22 promedio, los elementos de A-122-<text:span text:style-name="T26">1</text:span> <text:s/>debido a animales con pedigrí muy largo son más grandes. Las soluciones a este problema incluyen modificaciones a A (p. Ej., Como en Christensen, 2012), o pedigrí o incluso truncamientos fenotípicos. Lourenco et al (2014, en prensa) investigaron el efecto de cortar pedigrí y fenotipos sobre la precisión para la generación más joven. El uso de datos más allá de 2 generaciones de fenotipos y 4 generaciones de pedigrí no mejoró la precisión al tiempo que aumentó los costos de computación.</text:p>
      <text:p text:style-name="P19"/>
      <text:p text:style-name="P19">En grandes conjuntos de datos con muchos individuos genotipados (p. Ej., Con vacas genotipadas) hay informes de falta de convergencia o de una convergencia muy lenta (Harris et al., 2013; VanRaden, no publicado). Esto plantea la pregunta de si la forma típica de las ecuaciones del modelo mixto para un solo paso, incluyendo G y A22, es la más apropiada, o formas alternativas basadas en efectos de marcador como las presentadas por Legarra y Ducrocq (2012) o Fernando et al. (2013) están mejor condicionados numéricamente. Hasta el momento, no se han demostrado pruebas de datos reales de estos enfoques. Un límite para probar estos enfoques es la disponibilidad de software muy general para BLUP. No existe software general (rasgo múltiple, efectos múltiples, etc.) para métodos basados en marcadores.</text:p>
      <text:p text:style-name="P19"/>
      <text:p text:style-name="P10">6.3 Límites computacionales.</text:p>
      <text:p text:style-name="P19"/>
      <text:p text:style-name="P19">Calcular e invertir G y A22 es un desafío y un costo cúbico, lo que eventualmente excluirá su uso para, digamos,&gt; 100,000 animales, y se han sugerido alternativas (Legarra y Ducrocq, 2012; Fernando et al., 2013) pero no completamente. probado. Estas alternativas serían altamente paralelizables o usarían representaciones indirectas evitando cálculos explícitos. Sin embargo, hasta ahora, los problemas de convergencia parecen más limitantes que de tamañ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1T02:30:41.467093730</meta:creation-date>
    <dc:date>2021-10-21T11:39:23.692999764</dc:date>
    <meta:editing-duration>PT3H4M52S</meta:editing-duration>
    <meta:editing-cycles>45</meta:editing-cycles>
    <meta:generator>LibreOffice/6.0.7.3$Linux_X86_64 LibreOffice_project/00m0$Build-3</meta:generator>
    <meta:document-statistic meta:table-count="0" meta:image-count="0" meta:object-count="0" meta:page-count="7" meta:paragraph-count="61" meta:word-count="3706" meta:character-count="23732" meta:non-whitespace-character-count="20085"/>
  </office:meta>
</office:document-meta>
</file>